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6016EE97.png" manifest:media-type="image/png"/>
  <manifest:file-entry manifest:full-path="Pictures/10000000000000080000000882AC5829.png" manifest:media-type="image/png"/>
  <manifest:file-entry manifest:full-path="Pictures/100000000000000800000008350908B7.png" manifest:media-type="image/png"/>
  <manifest:file-entry manifest:full-path="Pictures/100000000000000800000008E9048D77.png" manifest:media-type="image/png"/>
  <manifest:file-entry manifest:full-path="Pictures/1000000000000008000000082BFAFE88.png" manifest:media-type="image/png"/>
  <manifest:file-entry manifest:full-path="Pictures/100000000000000800000008FB407944.png" manifest:media-type="image/png"/>
  <manifest:file-entry manifest:full-path="Pictures/1000000000000008000000082C6DE9BD.png" manifest:media-type="image/png"/>
  <manifest:file-entry manifest:full-path="Pictures/1000000000000008000000080B6CB80E.png" manifest:media-type="image/png"/>
  <manifest:file-entry manifest:full-path="Pictures/100000000000000800000008DA1273AC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19.832cm" fo:min-width="37.108cm" draw:shadow-offset-x="0.203cm" draw:shadow-offset-y="0.203cm" draw:shadow-opacity="100%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119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051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119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049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fill="gradient" loext:decorative="false"/>
    </style:style>
    <style:style style:name="gr21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87cm" fo:min-width="24.189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53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53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53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objectwithoutfill">
      <style:graphic-properties svg:stroke-color="#000000" draw:fill="none" draw:textarea-vertical-align="middle" loext:decorative="false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cm" fo:min-width="1.245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53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53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53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53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2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0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dddddd" draw:gradient-step-count="0" draw:fill-hatch-solid="false" draw:fill-image-name="Bitmap_20_2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7.608cm" svg:height="20.082cm" svg:x="-0.016cm" svg:y="-0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1.658cm" svg:y="2.2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586cm" svg:y="2.2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4.911cm" svg:y="4.9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1.601cm" svg:x="0.594cm" svg:y="14.1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1.601cm" svg:x="31.664cm" svg:y="14.1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05cm" svg:y="9.9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35cm" svg:x="10.969cm" svg:y="9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4.953cm" svg:height="1.311cm" svg:x="11.117cm" svg:y="14.349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esource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74cm" svg:y="3.0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1.812cm" svg:y="3.0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4.65cm" svg:height="3.819cm" svg:x="16.39cm" svg:y="9.337cm">
          <text:list text:style-name="L3">
            <text:list-header>
              <text:p text:style-name="P4"><text:span text:style-name="T1">5. </text:span><text:span text:style-name="T3">POST</text:span><text:span text:style-name="T1"> </text:span><text:span text:style-name="T5">challenge</text:span></text:p>
            </text:list-header>
            <text:list-item>
              <text:p text:style-name="P4"><text:span text:style-name="T3">return</text:span></text:p>
            </text:list-item>
            <text:list-item>
              <text:p text:style-name="P4"><text:span text:style-name="T3">permission ticket</text:span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1">6. </text:span><text:span text:style-name="T3">GET</text:span><text:span text:style-name="T1"> </text:span><text:span text:style-name="T5">response</text:span></text:p>
            </text:list-item>
            <text:list-item>
              <text:p text:style-name="P9"><text:span text:style-name="T1">and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209cm" svg:height="2.04cm" svg:x="5.852cm" svg:y="12.716cm">
          <text:list text:style-name="L3">
            <text:list-header>
              <text:p text:style-name="P4"><text:span text:style-name="T1">1. </text:span><text:span text:style-name="T3">POST</text:span><text:span text:style-name="T1">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4.379cm" svg:height="0.854cm" svg:x="26.873cm" svg:y="13.934cm">
          <text:list text:style-name="L3">
            <text:list-header>
              <text:p text:style-name="P4"><text:span text:style-name="T1">7. </text:span><text:span text:style-name="T3">GET</text:span><text:span text:style-name="T1">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35cm" svg:x="21.185cm" svg:y="9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7.911cm" svg:y="11.5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4.928cm" svg:height="1.309cm" svg:x="21.339cm" svg:y="14.349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esource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6.07cm" svg:y1="14.677cm" svg:x2="21.339cm" svg:y2="15.341cm" draw:start-shape="id1" draw:start-glue-point="9" draw:end-shape="id2" draw:end-glue-point="5" svg:d="M16070 14677l5269 664" svg:viewBox="0 0 5270 665">
          <text:p/>
        </draw:connector>
        <draw:connector draw:style-name="gr19" draw:text-style-name="P18" draw:layer="layout" draw:type="line" svg:x1="26.267cm" svg:y1="15.003cm" svg:x2="31.842cm" svg:y2="15.144cm" draw:start-shape="id2" draw:start-glue-point="1" draw:end-shape="id3" draw:end-glue-point="7" svg:d="M26267 15003l5575 141" svg:viewBox="0 0 5576 142">
          <text:p/>
        </draw:connector>
        <draw:connector draw:style-name="gr20" draw:text-style-name="P18" draw:layer="layout" draw:type="line" svg:x1="21.337cm" svg:y1="13.057cm" svg:x2="16.07cm" svg:y2="14.677cm" draw:start-shape="id4" draw:start-glue-point="3" draw:end-shape="id1" draw:end-glue-point="9" svg:d="M21337 13057l-5267 1620" svg:viewBox="0 0 5268 1621">
          <text:p/>
        </draw:connector>
        <draw:custom-shape draw:style-name="gr21" draw:text-style-name="P19" draw:layer="layout" svg:width="9.436cm" svg:height="1.334cm" svg:x="13.816cm" svg:y="6.8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6.53cm" svg:height="0.854cm" svg:x="15.585cm" svg:y="7.078cm">
          <text:list text:style-name="L3">
            <text:list-item>
              <text:p text:style-name="P9"><text:span text:style-name="T1">DPoP-based authentic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draw:layer="layout" svg:width="25.408cm" svg:height="1.435cm" svg:x="6.12cm" svg:y="3.055cm">
          <text:p/>
          <draw:enhanced-geometry svg:viewBox="0 0 21600 21600" draw:text-areas="0 ?f0 ?f5 ?f2" draw:type="right-arrow" draw:modifiers="20406.9193144311 5259.880239520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8.482cm" svg:height="0.854cm" svg:x="14.453cm" svg:y="3.343cm">
          <text:list text:style-name="L3">
            <text:list-header>
              <text:p text:style-name="P4"><text:span text:style-name="T1">DKIM or DPoP-based authentic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801cm" svg:y="17.4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1.842cm" svg:y1="14.845cm" svg:x2="26.267cm" svg:y2="15.003cm" draw:start-shape="id3" draw:start-glue-point="6" draw:end-shape="id2" draw:end-glue-point="1" svg:d="M31842 14845l-5575 158" svg:viewBox="0 0 5576 159">
          <text:p/>
        </draw:connector>
        <draw:custom-shape draw:style-name="gr27" draw:text-style-name="P22" xml:id="id4" draw:id="id4" draw:layer="layout" svg:width="1.753cm" svg:height="0.61cm" svg:x="21.337cm" svg:y="12.752cm">
          <text:list text:style-name="L3">
            <text:list-item>
              <text:p text:style-name="P2"><text:span text:style-name="T1">xRH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9.523cm" svg:height="0.854cm" svg:x="18.701cm" svg:y="18.098cm">
          <text:list text:style-name="L3">
            <text:list-item>
              <text:p text:style-name="P9"><text:span text:style-name="T1">Message Submission Agent</text:span><text:span text:style-name="T1"><text:tab/>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9.549cm" svg:height="0.854cm" svg:x="18.716cm" svg:y="17.42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3" xml:id="id6" draw:id="id6" draw:layer="layout" svg:width="1.753cm" svg:height="0.61cm" svg:x="0.742cm" svg:y="5.5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11" draw:id="id11" draw:layer="layout" svg:width="1.753cm" svg:height="0.61cm" svg:x="3.921cm" svg:y="5.52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618cm" svg:y1="14.687cm" svg:x2="1.618cm" svg:y2="6.145cm" draw:start-shape="id5" draw:start-glue-point="0" draw:end-shape="id6" draw:end-glue-point="2" svg:d="M1618 14687v-8542" svg:viewBox="0 0 1 8543">
          <text:p/>
        </draw:connector>
        <draw:custom-shape draw:style-name="gr33" draw:text-style-name="P22" xml:id="id8" draw:id="id8" draw:layer="layout" svg:width="1.753cm" svg:height="0.61cm" svg:x="24.52cm" svg:y="12.75cm">
          <text:list text:style-name="L3">
            <text:list-item>
              <text:p text:style-name="P2"><text:span text:style-name="T1">x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762cm" svg:height="0.727cm" svg:x="0.865cm" svg:y="16.79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762cm" svg:height="0.728cm" svg:x="0.865cm" svg:y="17.7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7.961cm" svg:height="0.854cm" svg:x="1.764cm" svg:y="16.736cm">
          <text:list text:style-name="L3">
            <text:list-item>
              <text:p text:style-name="P24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5" draw:layer="layout" svg:width="8.016cm" svg:height="0.854cm" svg:x="1.764cm" svg:y="17.658cm">
          <text:list text:style-name="L3">
            <text:list-item>
              <text:p text:style-name="P24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7" draw:layer="layout" svg:width="1.713cm" svg:height="0.854cm" svg:x="12.757cm" svg:y="8.521cm">
          <text:list text:style-name="L3">
            <text:list-header>
              <text:p text:style-name="P26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7" draw:layer="layout" svg:width="2.894cm" svg:height="0.854cm" svg:x="22.369cm" svg:y="8.521cm">
          <text:list text:style-name="L3">
            <text:list-header>
              <text:p text:style-name="P26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9.46cm" svg:height="0.854cm" svg:x="18.701cm" svg:y="18.748cm">
          <text:list text:style-name="L3">
            <text:list-item>
              <text:p text:style-name="P9"><text:span text:style-name="T1">Message Transfer Agent</text:span><text:span text:style-name="T1"><text:tab/>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91cm" svg:y1="14.839cm" svg:x2="11.117cm" svg:y2="15.004cm" draw:start-shape="id7" draw:start-glue-point="11" draw:end-shape="id1" draw:end-glue-point="3" svg:d="M5691 14839l5426 165" svg:viewBox="0 0 5427 166">
          <text:p/>
        </draw:connector>
        <draw:connector draw:style-name="gr42" draw:text-style-name="P21" draw:layer="layout" draw:type="line" svg:x1="11.117cm" svg:y1="15.004cm" svg:x2="5.691cm" svg:y2="15.128cm" draw:start-shape="id1" draw:start-glue-point="3" draw:end-shape="id7" draw:end-glue-point="10" svg:d="M11117 15004l-5426 124" svg:viewBox="0 0 5427 125">
          <text:p/>
        </draw:connector>
        <draw:custom-shape draw:style-name="gr43" draw:text-style-name="P14" draw:layer="layout" svg:width="4.953cm" svg:height="1.48cm" svg:x="11.114cm" svg:y="10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339cm" svg:y="10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9" xml:id="id9" draw:id="id9" draw:layer="layout" svg:width="0.711cm" svg:height="2.184cm" svg:x="23.451cm" svg:y="11.961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4.52cm" svg:y1="13.055cm" svg:x2="24.162cm" svg:y2="13.053cm" draw:start-shape="id8" draw:start-glue-point="3" draw:end-shape="id9" draw:end-glue-point="1" svg:d="M24520 13055l-358-2" svg:viewBox="0 0 359 3">
          <text:p/>
        </draw:connector>
        <draw:connector draw:style-name="gr46" draw:text-style-name="P21" draw:layer="layout" draw:type="line" svg:x1="23.451cm" svg:y1="13.053cm" svg:x2="23.09cm" svg:y2="13.057cm" draw:start-shape="id9" draw:start-glue-point="3" draw:end-shape="id4" draw:end-glue-point="1" svg:d="M23451 13053l-361 4" svg:viewBox="0 0 362 5">
          <text:p/>
        </draw:connector>
        <draw:custom-shape draw:style-name="gr47" draw:text-style-name="P30" xml:id="id10" draw:id="id10" draw:layer="layout" svg:width="0.711cm" svg:height="2.184cm" svg:x="2.851cm" svg:y="4.7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21" draw:layer="layout" draw:type="line" svg:x1="2.495cm" svg:y1="5.84cm" svg:x2="2.851cm" svg:y2="5.838cm" draw:start-shape="id6" draw:start-glue-point="1" draw:end-shape="id10" draw:end-glue-point="3" svg:d="M2495 5840l356-2" svg:viewBox="0 0 357 3">
          <text:p/>
        </draw:connector>
        <draw:connector draw:style-name="gr48" draw:text-style-name="P21" draw:layer="layout" draw:type="line" svg:x1="3.562cm" svg:y1="5.838cm" svg:x2="3.921cm" svg:y2="5.829cm" draw:start-shape="id10" draw:start-glue-point="1" draw:end-shape="id11" draw:end-glue-point="3" svg:d="M3562 5838l359-9" svg:viewBox="0 0 360 10">
          <text:p/>
        </draw:connector>
        <draw:custom-shape draw:style-name="gr49" draw:text-style-name="P23" xml:id="id12" draw:id="id12" draw:layer="layout" svg:width="1.745cm" svg:height="0.607cm" svg:x="31.82cm" svg:y="5.5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3" xml:id="id14" draw:id="id14" draw:layer="layout" svg:width="1.753cm" svg:height="0.61cm" svg:x="35.013cm" svg:y="5.52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0" xml:id="id13" draw:id="id13" draw:layer="layout" svg:width="0.711cm" svg:height="2.184cm" svg:x="33.929cm" svg:y="4.7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21" draw:layer="layout" draw:type="line" svg:x1="33.565cm" svg:y1="5.838cm" svg:x2="33.929cm" svg:y2="5.838cm" draw:start-shape="id12" draw:start-glue-point="1" draw:end-shape="id13" draw:end-glue-point="3" svg:d="M33565 5838h364" svg:viewBox="0 0 365 1">
          <text:p/>
        </draw:connector>
        <draw:connector draw:style-name="gr48" draw:text-style-name="P21" draw:layer="layout" draw:type="line" svg:x1="34.64cm" svg:y1="5.838cm" svg:x2="35.013cm" svg:y2="5.829cm" draw:start-shape="id13" draw:start-glue-point="1" draw:end-shape="id14" draw:end-glue-point="3" svg:d="M34640 5838l373-9" svg:viewBox="0 0 374 10">
          <text:p/>
        </draw:connector>
        <draw:connector draw:style-name="gr52" draw:text-style-name="P21" draw:layer="layout" draw:type="line" svg:x1="5.674cm" svg:y1="5.829cm" svg:x2="31.82cm" svg:y2="5.838cm" draw:start-shape="id11" draw:start-glue-point="1" draw:end-shape="id12" draw:end-glue-point="3" svg:d="M5674 5829l26146 9" svg:viewBox="0 0 26147 10">
          <text:p/>
        </draw:connector>
        <draw:custom-shape draw:style-name="gr53" draw:text-style-name="P31" xml:id="id5" draw:id="id5" draw:layer="layout" svg:width="1.753cm" svg:height="0.61cm" svg:x="0.742cm" svg:y="14.6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1" xml:id="id7" draw:id="id7" draw:layer="layout" svg:width="1.753cm" svg:height="0.61cm" svg:x="3.942cm" svg:y="14.6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21" draw:layer="layout" svg:x1="35.889cm" svg:y1="6.134cm" svg:x2="26.273cm" svg:y2="13.055cm" draw:start-shape="id14" draw:start-glue-point="2" draw:end-shape="id8" draw:end-glue-point="1" svg:d="M35889 6134v6921h-9616" svg:viewBox="0 0 9617 6922">
          <text:p/>
        </draw:connector>
        <draw:custom-shape draw:style-name="gr55" draw:text-style-name="P31" xml:id="id3" draw:id="id3" draw:layer="layout" svg:width="1.753cm" svg:height="0.61cm" svg:x="31.842cm" svg:y="14.6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" draw:layer="layout" svg:width="9.329cm" svg:height="0.854cm" svg:x="18.716cm" svg:y="16.73cm">
          <text:list text:style-name="L3">
            <text:list-header>
              <text:p text:style-name="P4"><text:span text:style-name="T1">Identity &amp; Access Management</text:span><text:span text:style-name="T1"><text:tab/></text:span><text:span text:style-name="T1">(IAM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6.28cm" svg:height="0.854cm" svg:x="10.601cm" svg:y="18.099cm">
          <text:list text:style-name="L3">
            <text:list-item>
              <text:p text:style-name="P9"><text:span text:style-name="T2">h – MHS-focused </text:span><text:span text:style-name="T1">servi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5" draw:layer="layout" svg:width="6.941cm" svg:height="0.854cm" svg:x="10.616cm" svg:y="17.43cm">
          <text:list text:style-name="L3">
            <text:list-item>
              <text:p text:style-name="P9"><text:span text:style-name="T2">r – recipient-focused </text:span><text:span text:style-name="T1">servi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5" draw:layer="layout" svg:width="6.856cm" svg:height="0.854cm" svg:x="10.601cm" svg:y="18.749cm">
          <text:list text:style-name="L3">
            <text:list-item>
              <text:p text:style-name="P9"><text:span text:style-name="T2">x – mailbox-focused </text:span><text:span text:style-name="T1">servi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5" draw:layer="layout" svg:width="6.585cm" svg:height="0.854cm" svg:x="10.616cm" svg:y="16.731cm">
          <text:list text:style-name="L3">
            <text:list-header>
              <text:p text:style-name="P4"><text:span text:style-name="T1">a – author-focused servi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32" draw:layer="layout" svg:width="5.258cm" svg:height="1.601cm" svg:x="16.19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I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5" draw:layer="layout" svg:width="8.279cm" svg:height="0.854cm" svg:x="28.817cm" svg:y="16.7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hatch draw:name="Red_20_90_20_Degrees_20_Crossed_20_14" draw:display-name="Red 90 Degrees Crossed 14" draw:style="double" draw:color="#9bb5cf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13" draw:display-name="Bitmap 13" xlink:href="Pictures/1000000000000008000000082C6DE9BD.png" xlink:type="simple" xlink:show="embed" xlink:actuate="onLoad"/>
    <draw:fill-image draw:name="Bitmap_20_14" draw:display-name="Bitmap 14" xlink:href="Pictures/1000000000000008000000082BFAFE88.png" xlink:type="simple" xlink:show="embed" xlink:actuate="onLoad"/>
    <draw:fill-image draw:name="Bitmap_20_15" draw:display-name="Bitmap 15" xlink:href="Pictures/100000000000000800000008E9048D77.png" xlink:type="simple" xlink:show="embed" xlink:actuate="onLoad"/>
    <draw:fill-image draw:name="Bitmap_20_16" draw:display-name="Bitmap 16" xlink:href="Pictures/100000000000000800000008DA1273AC.png" xlink:type="simple" xlink:show="embed" xlink:actuate="onLoad"/>
    <draw:fill-image draw:name="Bitmap_20_17" draw:display-name="Bitmap 17" xlink:href="Pictures/100000000000000800000008350908B7.png" xlink:type="simple" xlink:show="embed" xlink:actuate="onLoad"/>
    <draw:fill-image draw:name="Bitmap_20_18" draw:display-name="Bitmap 18" xlink:href="Pictures/10000000000000080000000882AC5829.png" xlink:type="simple" xlink:show="embed" xlink:actuate="onLoad"/>
    <draw:fill-image draw:name="Bitmap_20_19" draw:display-name="Bitmap 19" xlink:href="Pictures/1000000000000008000000080B6CB80E.png" xlink:type="simple" xlink:show="embed" xlink:actuate="onLoad"/>
    <draw:fill-image draw:name="Bitmap_20_20" draw:display-name="Bitmap 20" xlink:href="Pictures/1000000000000008000000086016EE97.png" xlink:type="simple" xlink:show="embed" xlink:actuate="onLoad"/>
    <draw:fill-image draw:name="Bitmap_20_21" draw:display-name="Bitmap 21" xlink:href="Pictures/100000000000000800000008FB407944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5" draw:display-name="Arrowheads 35" svg:viewBox="0 0 20 20" svg:d="M0 20l10-20 10 20z"/>
    <draw:marker draw:name="Arrowheads_20_6" draw:display-name="Arrowheads 6" svg:viewBox="0 0 20 20" svg:d="M0 20l10-20 10 2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.592cm" fo:page-height="20.06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7-05T17:01:31.237520904</dc:date>
    <dc:creator>Igor Zboran</dc:creator>
    <meta:editing-duration>P2DT52M47S</meta:editing-duration>
    <meta:editing-cycles>385</meta:editing-cycles>
    <meta:generator>LibreOffice/24.2.4.2$Linux_X86_64 LibreOffice_project/d29029bfb700ea4a272da1366c5f5e7c14e351b5</meta:generator>
    <meta:document-statistic meta:object-count="67"/>
  </office:meta>
</office:document-meta>
</file>